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text-underline-style="none"/>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text:span><text:span text:style-name="T3">Ich mache ihm ein Angebot, das er nicht ablehnen kann.’</text:span><text:span text:style-name="T2">: Don Vito Corleone ist einer der mächtigsten Mafia-Bosse in New York City und Oberhaupt einer großen Familie: Sonny, der älteste Sohn und ein schwer zu kontrollierender Heißsporn; Fredo ist der Mittlere und eigentlich zu weich für das harte Tagesgeschäft der Mafia; Connie, die einzige Tochter; Michael Corleone ist der jüngste Sohn und Liebling seines Vaters. Es ist dessen erklärter Wunsch, dass Michael aus den Machenschaften der Corleones herausgehalten wird; er soll ein bürgerliches Leben führen. Tom Hagen ist Don Vitos Ziehsohn und Anwalt der Familie und wird später zum Consigliere, zum Berater gemacht. Michael diente im Zweiten Weltkrieg und besucht seine Familie anlässlich der Hochzeit seiner Schwester Connie mit Carlo in Begleitung seiner Freundin Kay. Die Fröhlichkeit des Festes währt nicht lange, der boomende Handel mit Drogen wirft seine hässlichen Schatten voraus. Denn in Don Vitos Augen ist der Drogenhandel anders als Glücksspiel ein dreckiges</text:span><text:span text:style-name="T2"><office:annotation><dc:creator>Unbekannter Autor</dc:creator><dc:date>2017-12-19T13:47:49.410000000</dc:date><text:p text:style-name="P1"><text:span text:style-name="T4">Markierung nach 1024 Zeichen</text:span></text:p></office:annotation></text:span><text:span text:style-name="T2"> Geschäft, und so lehnt er eine Zusammenarbeit mit dem Gangster Virgil ‘Der Türke’ Sollozzo ab. Michael sieht sich genötigt, Farbe zu bekennen, und richtet in einem riskanten Coup seinerseits Sollozzo und den korrupten Captain McCluskey hin. Die Familie, die um sein Leben fürchtet, schickt Michael zu seinen Verwandten nach Italien. Kay bleibt in Unkenntnis in New York zurü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13:42:37.213000000</meta:creation-date>
    <dc:date>2017-12-19T13:58:05.218000000</dc:date>
    <meta:editing-duration>PT5M17S</meta:editing-duration>
    <meta:editing-cycles>1</meta:editing-cycles>
    <meta:document-statistic meta:table-count="0" meta:image-count="0" meta:object-count="0" meta:page-count="1" meta:paragraph-count="1" meta:word-count="213" meta:character-count="1402" meta:non-whitespace-character-count="1190"/>
    <meta:generator>LibreOffice/5.1.0.3$Windows_X86_64 LibreOffice_project/5e3e00a007d9b3b6efb6797a8b8e57b51ab1f737</meta:generator>
  </office:meta>
</office:document-meta>
</file>